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ourier New" svg:font-family="'Courier New'"/>
    <style:font-face style:name="webkit-standard" svg:font-family="webkit-standard"/>
    <style:font-face style:name=".SFNSText" svg:font-family=".SFNSText" style:font-family-generic="roman" style:font-pitch="variable"/>
    <style:font-face style:name="Arial" svg:font-family="Arial" style:font-family-generic="roman" style:font-pitch="variable"/>
    <style:font-face style:name="HelveticaNeue" svg:font-family="HelveticaNeue"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ourier New" fo:font-size="15pt" fo:letter-spacing="normal" fo:font-style="italic" style:text-underline-style="none" fo:font-weight="normal" style:text-blinking="false" fo:background-color="transparent"/>
    </style:style>
    <style:style style:name="P2" style:family="paragraph" style:parent-style-name="Text_20_body">
      <style:text-properties officeooo:paragraph-rsid="000bc9c9"/>
    </style:style>
    <style:style style:name="P3" style:family="paragraph" style:parent-style-name="Text_20_body">
      <style:text-properties officeooo:rsid="00386e5a" officeooo:paragraph-rsid="00386e5a"/>
    </style:style>
    <style:style style:name="P4" style:family="paragraph" style:parent-style-name="Text_20_body">
      <style:text-properties officeooo:paragraph-rsid="000bc9c9"/>
    </style:style>
    <style:style style:name="P5" style:family="paragraph" style:parent-style-name="Text_20_body" style:list-style-name="L5">
      <style:text-properties officeooo:paragraph-rsid="00724116"/>
    </style:style>
    <style:style style:name="P6" style:family="paragraph" style:parent-style-name="Text_20_body" style:list-style-name="L5">
      <style:text-properties officeooo:paragraph-rsid="0085029c"/>
    </style:style>
    <style:style style:name="P7" style:family="paragraph" style:parent-style-name="Text_20_body">
      <style:text-properties officeooo:paragraph-rsid="0085029c"/>
    </style:style>
    <style:style style:name="P8" style:family="paragraph" style:parent-style-name="Standard">
      <style:text-properties officeooo:rsid="00724116" officeooo:paragraph-rsid="00724116"/>
    </style:style>
    <style:style style:name="P9" style:family="paragraph" style:parent-style-name="Standard">
      <style:text-properties officeooo:rsid="00737272" officeooo:paragraph-rsid="00737272"/>
    </style:style>
    <style:style style:name="P10" style:family="paragraph" style:parent-style-name="Standard">
      <style:text-properties officeooo:rsid="0078be1a" officeooo:paragraph-rsid="0078be1a"/>
    </style:style>
    <style:style style:name="P11" style:family="paragraph" style:parent-style-name="Standard">
      <style:text-properties officeooo:rsid="007aac1a" officeooo:paragraph-rsid="007aac1a"/>
    </style:style>
    <style:style style:name="P12" style:family="paragraph" style:parent-style-name="Standard">
      <style:text-properties officeooo:rsid="007ae1b2" officeooo:paragraph-rsid="007ae1b2"/>
    </style:style>
    <style:style style:name="P13" style:family="paragraph" style:parent-style-name="Standard">
      <style:text-properties officeooo:rsid="007ae1b2" officeooo:paragraph-rsid="00978201"/>
    </style:style>
    <style:style style:name="P14" style:family="paragraph" style:parent-style-name="Standard">
      <style:text-properties officeooo:rsid="007d2776" officeooo:paragraph-rsid="007d2776"/>
    </style:style>
    <style:style style:name="P15" style:family="paragraph" style:parent-style-name="Standard" style:list-style-name="L6">
      <style:text-properties officeooo:rsid="007d2776" officeooo:paragraph-rsid="007d2776"/>
    </style:style>
    <style:style style:name="P16" style:family="paragraph" style:parent-style-name="Standard" style:list-style-name="L7">
      <style:text-properties officeooo:rsid="007d2776" officeooo:paragraph-rsid="007d2776"/>
    </style:style>
    <style:style style:name="P17" style:family="paragraph" style:parent-style-name="Standard" style:list-style-name="L8">
      <style:text-properties officeooo:rsid="007d2776" officeooo:paragraph-rsid="007d2776"/>
    </style:style>
    <style:style style:name="P18" style:family="paragraph" style:parent-style-name="Standard" style:list-style-name="L6">
      <style:text-properties officeooo:rsid="007ecb4f" officeooo:paragraph-rsid="007ecb4f"/>
    </style:style>
    <style:style style:name="P19" style:family="paragraph" style:parent-style-name="Standard" style:list-style-name="L6">
      <style:text-properties officeooo:rsid="008053ce" officeooo:paragraph-rsid="008053ce"/>
    </style:style>
    <style:style style:name="P20" style:family="paragraph" style:parent-style-name="Standard" style:list-style-name="L6">
      <style:text-properties officeooo:rsid="00818cb6" officeooo:paragraph-rsid="00818cb6"/>
    </style:style>
    <style:style style:name="P21" style:family="paragraph" style:parent-style-name="Standard">
      <style:text-properties officeooo:rsid="00831c72" officeooo:paragraph-rsid="00831c72"/>
    </style:style>
    <style:style style:name="P22" style:family="paragraph" style:parent-style-name="Standard" style:list-style-name="L9">
      <style:text-properties officeooo:rsid="00831c72" officeooo:paragraph-rsid="00831c72"/>
    </style:style>
    <style:style style:name="P23" style:family="paragraph" style:parent-style-name="Standard" style:list-style-name="L9">
      <style:text-properties officeooo:paragraph-rsid="00831c72"/>
    </style:style>
    <style:style style:name="P24" style:family="paragraph" style:parent-style-name="Standard" style:list-style-name="L6">
      <style:text-properties officeooo:rsid="0085029c" officeooo:paragraph-rsid="0085029c"/>
    </style:style>
    <style:style style:name="P25" style:family="paragraph" style:parent-style-name="Standard">
      <style:text-properties officeooo:rsid="00865c25" officeooo:paragraph-rsid="00865c25"/>
    </style:style>
    <style:style style:name="P26" style:family="paragraph" style:parent-style-name="Standard" style:list-style-name="L10">
      <style:text-properties officeooo:rsid="00865c25" officeooo:paragraph-rsid="00865c25"/>
    </style:style>
    <style:style style:name="P27" style:family="paragraph" style:parent-style-name="Standard" style:list-style-name="L10">
      <style:text-properties officeooo:rsid="008863d7" officeooo:paragraph-rsid="008863d7"/>
    </style:style>
    <style:style style:name="P28" style:family="paragraph" style:parent-style-name="Standard">
      <style:text-properties officeooo:rsid="0088fba1" officeooo:paragraph-rsid="0088fba1"/>
    </style:style>
    <style:style style:name="P29" style:family="paragraph" style:parent-style-name="Standard" style:list-style-name="L6">
      <style:text-properties officeooo:rsid="008a3479" officeooo:paragraph-rsid="008a3479"/>
    </style:style>
    <style:style style:name="P30" style:family="paragraph" style:parent-style-name="Standard">
      <style:text-properties officeooo:rsid="008c0b14" officeooo:paragraph-rsid="008c0b14"/>
    </style:style>
    <style:style style:name="P31" style:family="paragraph" style:parent-style-name="Standard">
      <style:text-properties officeooo:rsid="009d2967" officeooo:paragraph-rsid="009d2967"/>
    </style:style>
    <style:style style:name="P32" style:family="paragraph" style:parent-style-name="Standard">
      <style:text-properties officeooo:rsid="009d2967" officeooo:paragraph-rsid="00a00a03"/>
    </style:style>
    <style:style style:name="P33" style:family="paragraph" style:parent-style-name="Standard">
      <style:text-properties officeooo:rsid="00a00a03" officeooo:paragraph-rsid="00a00a03"/>
    </style:style>
    <style:style style:name="P34" style:family="paragraph" style:parent-style-name="Standard">
      <style:text-properties officeooo:rsid="00a53f62" officeooo:paragraph-rsid="00a53f62"/>
    </style:style>
    <style:style style:name="P35" style:family="paragraph" style:parent-style-name="Standard">
      <style:text-properties officeooo:rsid="00a5663f" officeooo:paragraph-rsid="00a5663f"/>
    </style:style>
    <style:style style:name="P36" style:family="paragraph" style:parent-style-name="Standard" style:list-style-name="L7">
      <style:text-properties officeooo:rsid="00a81911" officeooo:paragraph-rsid="00a81911"/>
    </style:style>
    <style:style style:name="P37" style:family="paragraph" style:parent-style-name="Standard" style:list-style-name="L7">
      <style:text-properties officeooo:rsid="00a92ad3" officeooo:paragraph-rsid="00a92ad3"/>
    </style:style>
    <style:style style:name="P38" style:family="paragraph" style:parent-style-name="Standard" style:list-style-name="L7">
      <style:text-properties officeooo:rsid="00a9e132" officeooo:paragraph-rsid="00a9e132"/>
    </style:style>
    <style:style style:name="P39" style:family="paragraph" style:parent-style-name="Standard" style:list-style-name="L9">
      <style:text-properties officeooo:rsid="00aa0404" officeooo:paragraph-rsid="00aa0404"/>
    </style:style>
    <style:style style:name="P40" style:family="paragraph" style:parent-style-name="Standard" style:list-style-name="L9">
      <style:text-properties officeooo:rsid="00ab36cf" officeooo:paragraph-rsid="00ab36cf"/>
    </style:style>
    <style:style style:name="P41" style:family="paragraph" style:parent-style-name="Standard" style:list-style-name="L6">
      <style:text-properties officeooo:rsid="00acd657" officeooo:paragraph-rsid="00acd657"/>
    </style:style>
    <style:style style:name="P42" style:family="paragraph" style:parent-style-name="Heading_20_1" style:master-page-name="Standard">
      <style:paragraph-properties style:page-number="1"/>
      <style:text-properties fo:font-variant="normal" fo:text-transform="none" fo:color="#000000" style:text-line-through-style="none" style:text-line-through-type="none" style:font-name="Arial1" fo:font-size="20pt" fo:letter-spacing="normal" fo:font-style="normal" style:text-underline-style="none" fo:font-weight="normal" style:text-blinking="false" fo:background-color="transparent"/>
    </style:style>
    <style:style style:name="P43" style:family="paragraph" style:parent-style-name="Heading_20_2">
      <style:paragraph-properties fo:margin-top="0.25in" fo:margin-bottom="0.0835in" loext:contextual-spacing="false" fo:line-height="138%" fo:break-before="page" style:writing-mode="lr-tb"/>
      <style:text-properties fo:font-variant="normal" fo:text-transform="none" fo:color="#000000" style:text-line-through-style="none" style:text-line-through-type="none" style:font-name="Arial1" fo:font-size="16pt" fo:letter-spacing="normal" fo:font-style="normal" style:text-underline-style="none" fo:font-weight="normal" officeooo:rsid="006e19bf" officeooo:paragraph-rsid="006e19bf" style:text-blinking="false" fo:background-color="transparent"/>
    </style:style>
    <style:style style:name="P44" style:family="paragraph" style:parent-style-name="Heading_20_2">
      <style:paragraph-properties fo:break-before="page"/>
    </style:style>
    <style:style style:name="P45" style:family="paragraph" style:parent-style-name="Heading_20_3">
      <style:text-properties officeooo:rsid="00724116" officeooo:paragraph-rsid="00724116"/>
    </style:style>
    <style:style style:name="P46" style:family="paragraph" style:parent-style-name="Heading_20_3">
      <style:text-properties officeooo:rsid="00737272" officeooo:paragraph-rsid="00737272"/>
    </style:style>
    <style:style style:name="P47" style:family="paragraph" style:parent-style-name="Heading_20_3">
      <style:text-properties officeooo:rsid="00740194" officeooo:paragraph-rsid="00740194"/>
    </style:style>
    <style:style style:name="P48" style:family="paragraph" style:parent-style-name="Heading_20_3">
      <style:text-properties officeooo:rsid="0074c3cb" officeooo:paragraph-rsid="0074c3cb"/>
    </style:style>
    <style:style style:name="P49" style:family="paragraph" style:parent-style-name="Heading_20_3">
      <style:paragraph-properties fo:break-before="page"/>
      <style:text-properties officeooo:rsid="007d2776" officeooo:paragraph-rsid="007d2776"/>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75b13f" style:font-weight-asian="normal" style:font-weight-complex="normal"/>
    </style:style>
    <style:style style:name="T4" style:family="text">
      <style:text-properties fo:font-weight="normal" officeooo:rsid="0075d1e7" style:font-weight-asian="normal" style:font-weight-complex="normal"/>
    </style:style>
    <style:style style:name="T5" style:family="text">
      <style:text-properties officeooo:rsid="0072c71c"/>
    </style:style>
    <style:style style:name="T6" style:family="text">
      <style:text-properties officeooo:rsid="0072f487"/>
    </style:style>
    <style:style style:name="T7" style:family="text">
      <style:text-properties officeooo:rsid="007760b2"/>
    </style:style>
    <style:style style:name="T8" style:family="text">
      <style:text-properties officeooo:rsid="0077cb7e"/>
    </style:style>
    <style:style style:name="T9" style:family="text">
      <style:text-properties officeooo:rsid="0078be1a"/>
    </style:style>
    <style:style style:name="T10" style:family="text">
      <style:text-properties officeooo:rsid="007b7392"/>
    </style:style>
    <style:style style:name="T11" style:family="text">
      <style:text-properties officeooo:rsid="00818cb6"/>
    </style:style>
    <style:style style:name="T12" style:family="text">
      <style:text-properties officeooo:rsid="0082adf1"/>
    </style:style>
    <style:style style:name="T13" style:family="text">
      <style:text-properties officeooo:rsid="00831c72"/>
    </style:style>
    <style:style style:name="T14" style:family="text">
      <style:text-properties officeooo:rsid="0087734e"/>
    </style:style>
    <style:style style:name="T15" style:family="text">
      <style:text-properties officeooo:rsid="00886718"/>
    </style:style>
    <style:style style:name="T16" style:family="text">
      <style:text-properties officeooo:rsid="008c0b14"/>
    </style:style>
    <style:style style:name="T17" style:family="text">
      <style:text-properties officeooo:rsid="008d4b4f"/>
    </style:style>
    <style:style style:name="T18" style:family="text">
      <style:text-properties officeooo:rsid="008eb65a"/>
    </style:style>
    <style:style style:name="T19" style:family="text">
      <style:text-properties officeooo:rsid="00902c84"/>
    </style:style>
    <style:style style:name="T20" style:family="text">
      <style:text-properties officeooo:rsid="0091c321"/>
    </style:style>
    <style:style style:name="T21" style:family="text">
      <style:text-properties officeooo:rsid="00953023"/>
    </style:style>
    <style:style style:name="T22" style:family="text">
      <style:text-properties officeooo:rsid="00958ab5"/>
    </style:style>
    <style:style style:name="T23" style:family="text">
      <style:text-properties officeooo:rsid="00964702"/>
    </style:style>
    <style:style style:name="T24" style:family="text">
      <style:text-properties officeooo:rsid="009e6da8"/>
    </style:style>
    <style:style style:name="T25" style:family="text">
      <style:text-properties officeooo:rsid="00a36046"/>
    </style:style>
    <style:style style:name="T26" style:family="text">
      <style:text-properties officeooo:rsid="00a69061"/>
    </style:style>
    <style:style style:name="T27" style:family="text">
      <style:text-properties officeooo:rsid="00a8643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bookmark text:name="docs-internal-guid-f1d80461-7fff-0e2c-1225-120d87ee7775"/>MopedRebel<text:span text:style-name="T7">GO</text:span></text:p>
      <text:p text:style-name="P1">Game Design Document</text:p>
      <text:p text:style-name="P3"/>
      <text:p text:style-name="P43">Lede</text:p>
      <text:p text:style-name="Text_20_body"/>
      <text:p text:style-name="P2">A rebel in the land of conformist moped users, moped rebel (MR) is a too-cool-for-school punk that doesn't abide by the rules and is always out looking for ways to undermine the “Man”, man… </text:p>
      <text:p text:style-name="P2">Sadly, MR has to balance this hobby with their very mundane delivery service job, working moped deliveries for CargoRiders™ . Armed with nothing but a moped and a bad attitude, MR are out for blood on the bloodless streets of Nothingtown, TheCountry. Their goal? To somehow make enough of a living with enough street cred in this dingy town to leave the deadbeat job of delivery moped for a lucrative career of their own choice.</text:p>
      <text:p text:style-name="P2"/>
      <text:p text:style-name="P44">Gameplay</text:p>
      <text:p text:style-name="P45">Delievery (Stage)</text:p>
      <text:p text:style-name="P8">Every delivery is a fixed number of fixed length tracks running in parallel (like audiosurf but scrolling sideways, not forward)</text:p>
      <text:p text:style-name="P8">Some of these tracks are non-regulation for <text:span text:style-name="T6">fast </text:span>moped<text:span text:style-name="T5">s</text:span> (marked green?) while others are free for any to use</text:p>
      <text:p text:style-name="P9">Moped rebel is always moving. If he moves too fast through non-regulation road, he gets street cred (SC)</text:p>
      <text:p text:style-name="P9">Moving along regular roads gets you nothing</text:p>
      <text:p text:style-name="P46">Obstacles</text:p>
      <text:p text:style-name="P9">Along the road there will be road sign obstacles and pedestrians. Crashing into pedestrians or <text:span text:style-name="T8">other obstacles </text:span>will reduce moped rebel delivery size, getting less money at end of delivery. If all deliveries fall off its game over.</text:p>
      <text:p text:style-name="P9">When the track will have an obstacle the track will glow red 3 times indicating need to move away. When a pedestrian will be present on that track, there will be a humanoid icon falshing 3 times at the edge of the screen on the relevant track as indication.</text:p>
      <text:p text:style-name="P46">Dissing citizens</text:p>
      <text:p text:style-name="P9">When a pedestrian is in sight on another track moped rebel can try dissing them. A bad diss takes time to recover so its worth choosing wisely if this pedestrian will get dissed in time or not. Dissing requires <text:span text:style-name="T1">focus on a specific pedestrain for a few seconds without changing current track</text:span><text:span text:style-name="T2">. In case of a good diss, moped rebel gets a jolt of street cred SC quicker than from moving along the non-regulation paths</text:span><text:span text:style-name="T3">(street cred temporary multiplier, </text:span><text:span text:style-name="T4">lose all multiplier if not dissing correctly</text:span><text:span text:style-name="T3">?)</text:span><text:span text:style-name="T2">. Pedestrian must be dissed before they leave screen.</text:span></text:p>
      <text:p text:style-name="P47">Losing</text:p>
      <text:p text:style-name="P10">A delivery stage is lost if all delivery cargos fall off the moped</text:p>
      <text:p text:style-name="P48">Winning</text:p>
      <text:p text:style-name="P21">All deliveries finished with highest street cred rank by the end of the last delivery</text:p>
      <text:p text:style-name="Heading_20_3">Street Cred Porgression</text:p>
      <text:p text:style-name="P8">Street cred progression unlocks ability to use specific stickers on the moped during delivery runs. <text:span text:style-name="T9">Gaining higher street cred rank also unlocks new delivery routes</text:span></text:p>
      <text:p text:style-name="P8"/>
      <text:list xml:id="list1102569237" text:style-name="L5">
        <text:list-item>
          <text:p text:style-name="P5">Moped Nobody</text:p>
        </text:list-item>
        <text:list-item>
          <text:p text:style-name="P5">Moped Kid</text:p>
        </text:list-item>
        <text:list-item>
          <text:p text:style-name="P5"><text:soft-page-break/>Moped Punk</text:p>
        </text:list-item>
        <text:list-item>
          <text:p text:style-name="P5">Moped Bro</text:p>
        </text:list-item>
        <text:list-item>
          <text:p text:style-name="P5">Moped Dude</text:p>
        </text:list-item>
        <text:list-item>
          <text:p text:style-name="P6">Moped Rebel</text:p>
        </text:list-item>
      </text:list>
      <text:p text:style-name="P7"><text:span text:style-name="T10">Street cred titles are mislestones that SC cant fall below of in caes where it might be reduced</text:span></text:p>
      <text:p text:style-name="Heading_20_3">Logic</text:p>
      <text:p text:style-name="P11">During the stage, the ground will keep moving backwards under moped rebel <text:span text:style-name="T15">(scrolling parallax BG might help?)</text:span>. </text:p>
      <text:p text:style-name="P11">The rebel will be moving up and down to change tracks, and forward/back within a single screen.</text:p>
      <text:p text:style-name="P31">The tracks are Y-sorted node layers, maening that changing track physically changes what <text:span text:style-name="T24">node the object is child of</text:span></text:p>
      <text:p text:style-name="P11"/>
      <text:p text:style-name="P11"><text:span text:style-name="T19">Based on moped speed, the road will flash red 3 times before the first obsctle in a series appears. The track flashing resets when the distance between obstacles is more than one visible track length to allow for re-flashing</text:span></text:p>
      <text:p text:style-name="P11"/>
      <text:p text:style-name="P11">After flashing person icon 3 times the road will <text:span text:style-name="T20">show a citizen.</text:span></text:p>
      <text:p text:style-name="P35">When a citizen is onscreen, the rebel can hold down “pick target” button to pick who to diss. This slows down stuff and applies visual filter and eerie sound and makes a reticule appear for the picking. Directional keys in this mode pick the target. Letting go pick target button stops the process. Holding down diss button ends with selected target starting to get the diss. <text:span text:style-name="T26">The pick target inputs are then ignored.</text:span></text:p>
      <text:p text:style-name="P13"><text:span text:style-name="T23">R</text:span>ebel needs to hold down diss button for duration of diss of that citizen <text:span text:style-name="T21">and not move to other tracks </text:span>to get the result. </text:p>
      <text:p text:style-name="P13"><text:span text:style-name="T22">Citizen diss must be done before the citizen passes moped rebel position. If there are many citizens on a singe track in short succession, rebel can try dissing them all one by one</text:span></text:p>
      <text:p text:style-name="P12"/>
      <text:p text:style-name="P28">Rebel will have a fixed-<text:span text:style-name="T16">width </text:span>collision body at bottom of sprite to ensure track-wide effects. Tracks as separate entities might be scrolling parallax BG elements and dont interact with anything</text:p>
      <text:p text:style-name="P30"><text:span text:style-name="T17">E</text:span>lements on every track have the same fixed-width collision body as rebel <text:span text:style-name="T18">to ensure everything takes up one full track when on it</text:span></text:p>
      <text:p text:style-name="P28"/>
      <text:p text:style-name="Heading_20_3">Control</text:p>
      <text:p text:style-name="P32">Moped rebel moves forward automatically <text:span text:style-name="T25">with camera</text:span>. </text:p>
      <text:p text:style-name="P32">Can use the directional controls Up/Down to change current rebel track. </text:p>
      <text:p text:style-name="P33">Can use Forward/Back to adjust position on visible screen space.</text:p>
      <text:p text:style-name="P34">“Pick diss target” button can be held down to select from onscreen targets (doenst work when <text:soft-page-break/>no targets onscreen). If this control is let go before starting holding diss button, the target pick is cancelled.</text:p>
      <text:p text:style-name="P34">in “pick target” mode the direction buttons select who will get dissed</text:p>
      <text:p text:style-name="P34">“Diss” button then can be held down to start actual dissing. “pick target” control becomes inactive and ignored.</text:p>
      <text:p text:style-name="P49">Assets</text:p>
      <text:p text:style-name="P25">Game screens:</text:p>
      <text:list xml:id="list3294441235" text:style-name="L10">
        <text:list-item>
          <text:p text:style-name="P26">current level screen</text:p>
          <text:list>
            <text:list-item>
              <text:p text:style-name="P26">tracks</text:p>
            </text:list-item>
            <text:list-item>
              <text:p text:style-name="P26">obstacles/citizens</text:p>
            </text:list-item>
            <text:list-item>
              <text:p text:style-name="P26">BG images</text:p>
            </text:list-item>
          </text:list>
        </text:list-item>
        <text:list-item>
          <text:p text:style-name="P26">Level select screen</text:p>
          <text:list>
            <text:list-item>
              <text:p text:style-name="P26">grid of level thumbnails with descriptions</text:p>
            </text:list-item>
          </text:list>
        </text:list-item>
        <text:list-item>
          <text:p text:style-name="P27">Win screen</text:p>
        </text:list-item>
        <text:list-item>
          <text:p text:style-name="P27">Loss screen</text:p>
        </text:list-item>
      </text:list>
      <text:p text:style-name="P14">Sprites/Animations:</text:p>
      <text:list xml:id="list3583574737" text:style-name="L6">
        <text:list-item>
          <text:p text:style-name="P15"><text:span text:style-name="T11">road track </text:span>tiles</text:p>
          <text:list>
            <text:list-item>
              <text:p text:style-name="P29">regular track tiles</text:p>
            </text:list-item>
            <text:list-item>
              <text:p text:style-name="P29">non-regulation track tiles</text:p>
            </text:list-item>
          </text:list>
        </text:list-item>
        <text:list-item>
          <text:p text:style-name="P20">road BG house fronts, park trees, <text:span text:style-name="T12">shops</text:span></text:p>
        </text:list-item>
        <text:list-item>
          <text:p text:style-name="P15">citizens</text:p>
          <text:list>
            <text:list-item>
              <text:p text:style-name="P15">leisurly idling</text:p>
            </text:list-item>
            <text:list-item>
              <text:p text:style-name="P15">getting dissed (getting flustered?)</text:p>
            </text:list-item>
            <text:list-item>
              <text:p text:style-name="P15">angry aobut got dissed (angry shaking fist after rebel?)</text:p>
            </text:list-item>
            <text:list-item>
              <text:p text:style-name="P18">crashing into moped rebel</text:p>
            </text:list-item>
          </text:list>
        </text:list-item>
        <text:list-item>
          <text:p text:style-name="P15">rebel on moped</text:p>
          <text:list>
            <text:list-item>
              <text:p text:style-name="P15">driving forward</text:p>
            </text:list-item>
            <text:list-item>
              <text:p text:style-name="P15">swerving up/down across tracks</text:p>
            </text:list-item>
            <text:list-item>
              <text:p text:style-name="P15">dissing a citizen</text:p>
            </text:list-item>
            <text:list-item>
              <text:p text:style-name="P15">crashing into citizen/road block</text:p>
            </text:list-item>
          </text:list>
        </text:list-item>
        <text:list-item>
          <text:p text:style-name="P15">road blocks</text:p>
          <text:list>
            <text:list-item>
              <text:p text:style-name="P18">idling</text:p>
            </text:list-item>
            <text:list-item>
              <text:p text:style-name="P18">crashing into moped rebel</text:p>
            </text:list-item>
          </text:list>
        </text:list-item>
        <text:list-item>
          <text:p text:style-name="P19">stage selection screens</text:p>
          <text:list>
            <text:list-item>
              <text:p text:style-name="P19">menu idling</text:p>
            </text:list-item>
          </text:list>
        </text:list-item>
        <text:list-item>
          <text:p text:style-name="P24">Win graphic/Loss graphic</text:p>
        </text:list-item>
        <text:list-item>
          <text:p text:style-name="P41">diss target selection reticule</text:p>
        </text:list-item>
      </text:list>
      <text:p text:style-name="P21">VFX:</text:p>
      <text:list xml:id="list2532138591" text:style-name="L9">
        <text:list-item>
          <text:p text:style-name="P23"><text:span text:style-name="T13">moped rebel crashing into something</text:span></text:p>
        </text:list-item>
        <text:list-item>
          <text:p text:style-name="P22">moped rebel actively dissing</text:p>
        </text:list-item>
        <text:list-item>
          <text:p text:style-name="P39">moped rebel start picking who to diss visual filter</text:p>
        </text:list-item>
        <text:list-item>
          <text:p text:style-name="P40">moped rebel start the diss</text:p>
        </text:list-item>
        <text:list-item>
          <text:p text:style-name="P22">citizen getting dissed</text:p>
        </text:list-item>
        <text:list-item>
          <text:p text:style-name="P22">citizen got dissed</text:p>
        </text:list-item>
        <text:list-item>
          <text:p text:style-name="P22"><text:soft-page-break/>stage select</text:p>
        </text:list-item>
      </text:list>
      <text:p text:style-name="P14">Sounds:</text:p>
      <text:list xml:id="list3087765992" text:style-name="L7">
        <text:list-item>
          <text:p text:style-name="P16">moped rebel crash into obstacle</text:p>
        </text:list-item>
        <text:list-item>
          <text:p text:style-name="P16">citizen grunt from crashing into moped rebel</text:p>
        </text:list-item>
        <text:list-item>
          <text:p text:style-name="P16">moped changing lanes</text:p>
        </text:list-item>
        <text:list-item>
          <text:p text:style-name="P16">moped engine sounds during driving</text:p>
        </text:list-item>
        <text:list-item>
          <text:p text:style-name="P16">flustered sound of citizen becoming dissed</text:p>
        </text:list-item>
        <text:list-item>
          <text:p text:style-name="P36">eerie sound of moped rebel <text:span text:style-name="T27">starting </text:span>picking diss target</text:p>
        </text:list-item>
        <text:list-item>
          <text:p text:style-name="P37">sound of moped rebel picking who to diss</text:p>
        </text:list-item>
        <text:list-item>
          <text:p text:style-name="P38">moped rebel finish picking and start dissing</text:p>
        </text:list-item>
        <text:list-item>
          <text:p text:style-name="P16">stage select sound</text:p>
        </text:list-item>
        <text:list-item>
          <text:p text:style-name="P16">menu item select/traverse sounds</text:p>
        </text:list-item>
      </text:list>
      <text:p text:style-name="P14">Fonts:</text:p>
      <text:list xml:id="list2087356220" text:style-name="L8">
        <text:list-item>
          <text:p text:style-name="P17">menu font <text:span text:style-name="T14">(level description font?)</text:span></text:p>
        </text:list-item>
        <text:list-item>
          <text:p text:style-name="P17">HUD font with current SC and SC multipli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ourier New" svg:font-family="'Courier New'"/>
    <style:font-face style:name="webkit-standard" svg:font-family="webkit-standard"/>
    <style:font-face style:name=".SFNSText" svg:font-family=".SFNSText" style:font-family-generic="roman" style:font-pitch="variable"/>
    <style:font-face style:name="Arial" svg:font-family="Arial" style:font-family-generic="roman" style:font-pitch="variable"/>
    <style:font-face style:name="HelveticaNeue" svg:font-family="HelveticaNeue"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MacOSX_X86_64 LibreOffice_project/65905a128db06ba48db947242809d14d3f9a93fe</meta:generator>
    <dc:date>2019-08-17T10:25:37.004460851</dc:date>
    <meta:editing-duration>P32DT6H30M26S</meta:editing-duration>
    <meta:editing-cycles>147</meta:editing-cycles>
    <meta:document-statistic meta:table-count="0" meta:image-count="0" meta:object-count="0" meta:page-count="7" meta:paragraph-count="101" meta:word-count="1087" meta:character-count="6219" meta:non-whitespace-character-count="5282"/>
  </office:meta>
</office:document-meta>
</file>